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206e2" officeooo:paragraph-rsid="001206e2"/>
    </style:style>
    <style:style style:name="P2" style:family="paragraph" style:parent-style-name="Preformatted_20_Text">
      <style:text-properties fo:font-size="15pt" fo:font-weight="bold" officeooo:rsid="001206e2" officeooo:paragraph-rsid="001206e2" style:font-size-asian="15pt" style:font-weight-asian="bold" style:font-size-complex="15pt" style:font-weight-complex="bold"/>
    </style:style>
    <style:style style:name="P3" style:family="paragraph" style:parent-style-name="Preformatted_20_Text">
      <style:text-properties fo:font-size="11pt" fo:font-weight="bold" officeooo:rsid="001206e2" officeooo:paragraph-rsid="001206e2" style:font-size-asian="9.60000038146973pt" style:font-weight-asian="bold" style:font-size-complex="11pt" style:font-weight-complex="bold"/>
    </style:style>
    <style:style style:name="P4" style:family="paragraph" style:parent-style-name="Preformatted_20_Text">
      <style:text-properties fo:font-size="11pt" fo:font-weight="bold" officeooo:rsid="0013ec6b" officeooo:paragraph-rsid="0013ec6b" style:font-size-asian="9.60000038146973pt" style:font-weight-asian="bold" style:font-size-complex="11pt" style:font-weight-complex="bold"/>
    </style:style>
    <style:style style:name="P5" style:family="paragraph" style:parent-style-name="Preformatted_20_Text">
      <style:text-properties fo:font-size="11pt" fo:font-weight="bold" officeooo:rsid="002a0a1c" officeooo:paragraph-rsid="002a0a1c" style:font-size-asian="9.60000038146973pt" style:font-weight-asian="bold" style:font-size-complex="11pt" style:font-weight-complex="bold"/>
    </style:style>
    <style:style style:name="P6" style:family="paragraph" style:parent-style-name="Preformatted_20_Text">
      <style:text-properties fo:font-size="11pt" fo:font-weight="bold" officeooo:rsid="002b105f" officeooo:paragraph-rsid="002b105f" style:font-size-asian="9.60000038146973pt" style:font-weight-asian="bold" style:font-size-complex="11pt" style:font-weight-complex="bold"/>
    </style:style>
    <style:style style:name="P7" style:family="paragraph" style:parent-style-name="Preformatted_20_Text">
      <style:text-properties fo:font-size="11pt" style:text-underline-style="solid" style:text-underline-width="auto" style:text-underline-color="font-color" fo:font-weight="bold" officeooo:rsid="0013ec6b" officeooo:paragraph-rsid="0013ec6b" style:font-size-asian="9.60000038146973pt" style:font-weight-asian="bold" style:font-size-complex="11pt" style:font-weight-complex="bold"/>
    </style:style>
    <style:style style:name="P8" style:family="paragraph" style:parent-style-name="Preformatted_20_Text">
      <style:text-properties officeooo:rsid="0013ec6b" officeooo:paragraph-rsid="0013ec6b"/>
    </style:style>
    <style:style style:name="P9" style:family="paragraph" style:parent-style-name="Preformatted_20_Text">
      <style:text-properties officeooo:rsid="0013ec6b" officeooo:paragraph-rsid="0020db14"/>
    </style:style>
    <style:style style:name="P10" style:family="paragraph" style:parent-style-name="Preformatted_20_Text">
      <style:text-properties style:text-underline-style="solid" style:text-underline-width="auto" style:text-underline-color="font-color" fo:font-weight="bold" officeooo:rsid="0013ec6b" officeooo:paragraph-rsid="0013ec6b" style:font-weight-asian="bold" style:font-weight-complex="bold"/>
    </style:style>
    <style:style style:name="P11" style:family="paragraph" style:parent-style-name="Preformatted_20_Text">
      <style:text-properties style:text-underline-style="solid" style:text-underline-width="auto" style:text-underline-color="font-color" officeooo:rsid="0013ec6b" officeooo:paragraph-rsid="0013ec6b"/>
    </style:style>
    <style:style style:name="P12" style:family="paragraph" style:parent-style-name="Preformatted_20_Text">
      <style:text-properties style:text-underline-style="none" fo:font-weight="bold" officeooo:rsid="0013ec6b" officeooo:paragraph-rsid="0013ec6b" style:font-weight-asian="bold" style:font-weight-complex="bold"/>
    </style:style>
    <style:style style:name="P13" style:family="paragraph" style:parent-style-name="Preformatted_20_Text">
      <style:text-properties officeooo:rsid="001501a8" officeooo:paragraph-rsid="001501a8"/>
    </style:style>
    <style:style style:name="P14" style:family="paragraph" style:parent-style-name="Preformatted_20_Text">
      <style:text-properties officeooo:rsid="001501a8" officeooo:paragraph-rsid="0013ec6b"/>
    </style:style>
    <style:style style:name="P15" style:family="paragraph" style:parent-style-name="Preformatted_20_Text">
      <style:text-properties fo:font-size="12pt" officeooo:rsid="00168507" officeooo:paragraph-rsid="00168507" style:font-size-asian="10.5pt" style:font-size-complex="12pt"/>
    </style:style>
    <style:style style:name="P16" style:family="paragraph" style:parent-style-name="Preformatted_20_Text">
      <style:text-properties fo:font-size="12pt" officeooo:rsid="00168507" officeooo:paragraph-rsid="0020db14" style:font-size-asian="10.5pt" style:font-size-complex="12pt"/>
    </style:style>
    <style:style style:name="P17" style:family="paragraph" style:parent-style-name="Preformatted_20_Text">
      <style:text-properties fo:font-size="12pt" officeooo:rsid="00168507" officeooo:paragraph-rsid="002155c8" style:font-size-asian="10.5pt" style:font-size-complex="12pt"/>
    </style:style>
    <style:style style:name="P18" style:family="paragraph" style:parent-style-name="Preformatted_20_Text">
      <style:text-properties fo:font-size="12pt" officeooo:rsid="001697e9" officeooo:paragraph-rsid="001697e9" style:font-size-asian="10.5pt" style:font-size-complex="12pt"/>
    </style:style>
    <style:style style:name="P19" style:family="paragraph" style:parent-style-name="Preformatted_20_Text">
      <style:text-properties fo:font-size="12pt" officeooo:rsid="001697e9" officeooo:paragraph-rsid="0020db14" style:font-size-asian="10.5pt" style:font-size-complex="12pt"/>
    </style:style>
    <style:style style:name="P20" style:family="paragraph" style:parent-style-name="Preformatted_20_Text">
      <style:text-properties fo:font-size="12pt" officeooo:rsid="001697e9" officeooo:paragraph-rsid="002155c8" style:font-size-asian="10.5pt" style:font-size-complex="12pt"/>
    </style:style>
    <style:style style:name="P21" style:family="paragraph" style:parent-style-name="Preformatted_20_Text">
      <style:text-properties fo:font-size="12pt" officeooo:rsid="001697e9" officeooo:paragraph-rsid="001adc19" style:font-size-asian="10.5pt" style:font-size-complex="12pt"/>
    </style:style>
    <style:style style:name="P22" style:family="paragraph" style:parent-style-name="Preformatted_20_Text">
      <style:text-properties fo:font-size="12pt" officeooo:rsid="0016fe58" officeooo:paragraph-rsid="0016fe58" style:font-size-asian="10.5pt" style:font-size-complex="12pt"/>
    </style:style>
    <style:style style:name="P23" style:family="paragraph" style:parent-style-name="Preformatted_20_Text">
      <style:text-properties fo:font-size="12pt" officeooo:rsid="0016fe58" officeooo:paragraph-rsid="001697e9" style:font-size-asian="10.5pt" style:font-size-complex="12pt"/>
    </style:style>
    <style:style style:name="P24" style:family="paragraph" style:parent-style-name="Preformatted_20_Text">
      <style:text-properties fo:font-size="12pt" officeooo:rsid="0016fe58" officeooo:paragraph-rsid="0020db14" style:font-size-asian="10.5pt" style:font-size-complex="12pt"/>
    </style:style>
    <style:style style:name="P25" style:family="paragraph" style:parent-style-name="Preformatted_20_Text">
      <style:text-properties fo:font-size="12pt" officeooo:rsid="001724d9" officeooo:paragraph-rsid="001724d9" style:font-size-asian="10.5pt" style:font-size-complex="12pt"/>
    </style:style>
    <style:style style:name="P26" style:family="paragraph" style:parent-style-name="Preformatted_20_Text">
      <style:text-properties fo:font-size="12pt" officeooo:rsid="001724d9" officeooo:paragraph-rsid="001804ba" style:font-size-asian="10.5pt" style:font-size-complex="12pt"/>
    </style:style>
    <style:style style:name="P27" style:family="paragraph" style:parent-style-name="Preformatted_20_Text">
      <style:text-properties fo:font-size="12pt" officeooo:rsid="001804ba" officeooo:paragraph-rsid="001804ba" style:font-size-asian="10.5pt" style:font-size-complex="12pt"/>
    </style:style>
    <style:style style:name="P28" style:family="paragraph" style:parent-style-name="Preformatted_20_Text">
      <style:text-properties fo:font-size="12pt" officeooo:rsid="0018dd70" officeooo:paragraph-rsid="0018dd70" style:font-size-asian="10.5pt" style:font-size-complex="12pt"/>
    </style:style>
    <style:style style:name="P29" style:family="paragraph" style:parent-style-name="Preformatted_20_Text">
      <style:text-properties fo:font-size="12pt" officeooo:rsid="001adc19" officeooo:paragraph-rsid="001adc19" style:font-size-asian="10.5pt" style:font-size-complex="12pt"/>
    </style:style>
    <style:style style:name="P30" style:family="paragraph" style:parent-style-name="Preformatted_20_Text">
      <style:text-properties fo:font-size="12pt" officeooo:rsid="001adc19" officeooo:paragraph-rsid="002155c8" style:font-size-asian="10.5pt" style:font-size-complex="12pt"/>
    </style:style>
    <style:style style:name="P31" style:family="paragraph" style:parent-style-name="Preformatted_20_Text">
      <style:text-properties fo:font-size="12pt" officeooo:rsid="001b3b01" officeooo:paragraph-rsid="001b3b01" style:font-size-asian="10.5pt" style:font-size-complex="12pt"/>
    </style:style>
    <style:style style:name="P32" style:family="paragraph" style:parent-style-name="Preformatted_20_Text">
      <style:text-properties fo:font-size="12pt" officeooo:rsid="001b7aa5" officeooo:paragraph-rsid="001b7aa5" style:font-size-asian="10.5pt" style:font-size-complex="12pt"/>
    </style:style>
    <style:style style:name="P33" style:family="paragraph" style:parent-style-name="Preformatted_20_Text">
      <style:text-properties fo:font-size="12pt" officeooo:rsid="001b7aa5" officeooo:paragraph-rsid="001b3b01" style:font-size-asian="10.5pt" style:font-size-complex="12pt"/>
    </style:style>
    <style:style style:name="P34" style:family="paragraph" style:parent-style-name="Preformatted_20_Text">
      <style:text-properties fo:font-size="12pt" officeooo:rsid="001b7aa5" officeooo:paragraph-rsid="002155c8" style:font-size-asian="10.5pt" style:font-size-complex="12pt"/>
    </style:style>
    <style:style style:name="P35" style:family="paragraph" style:parent-style-name="Preformatted_20_Text">
      <style:text-properties fo:font-size="12pt" officeooo:rsid="001501a8" officeooo:paragraph-rsid="0020db14" style:font-size-asian="10.5pt" style:font-size-complex="12pt"/>
    </style:style>
    <style:style style:name="P36" style:family="paragraph" style:parent-style-name="Preformatted_20_Text">
      <style:text-properties fo:font-size="12pt" officeooo:rsid="001501a8" officeooo:paragraph-rsid="002155c8" style:font-size-asian="10.5pt" style:font-size-complex="12pt"/>
    </style:style>
    <style:style style:name="P37" style:family="paragraph" style:parent-style-name="Preformatted_20_Text">
      <style:text-properties fo:font-size="12pt" officeooo:rsid="0020db14" officeooo:paragraph-rsid="0020db14" style:font-size-asian="10.5pt" style:font-size-complex="12pt"/>
    </style:style>
    <style:style style:name="P38" style:family="paragraph" style:parent-style-name="Preformatted_20_Text">
      <style:text-properties fo:font-size="12pt" officeooo:rsid="002155c8" officeooo:paragraph-rsid="002155c8" style:font-size-asian="10.5pt" style:font-size-complex="12pt"/>
    </style:style>
    <style:style style:name="P39" style:family="paragraph" style:parent-style-name="Preformatted_20_Text">
      <style:text-properties fo:font-size="12pt" officeooo:rsid="00239b52" officeooo:paragraph-rsid="00239b52" style:font-size-asian="10.5pt" style:font-size-complex="12pt"/>
    </style:style>
    <style:style style:name="P40" style:family="paragraph" style:parent-style-name="Preformatted_20_Text">
      <style:text-properties fo:font-size="12pt" officeooo:rsid="00239b52" officeooo:paragraph-rsid="0024bb4d" style:font-size-asian="10.5pt" style:font-size-complex="12pt"/>
    </style:style>
    <style:style style:name="P41" style:family="paragraph" style:parent-style-name="Preformatted_20_Text">
      <style:text-properties fo:font-size="12pt" officeooo:rsid="00239de6" officeooo:paragraph-rsid="00239de6" style:font-size-asian="10.5pt" style:font-size-complex="12pt"/>
    </style:style>
    <style:style style:name="P42" style:family="paragraph" style:parent-style-name="Preformatted_20_Text">
      <style:text-properties fo:font-size="12pt" officeooo:rsid="0024bb4d" officeooo:paragraph-rsid="0024bb4d" style:font-size-asian="10.5pt" style:font-size-complex="12pt"/>
    </style:style>
    <style:style style:name="P43" style:family="paragraph" style:parent-style-name="Preformatted_20_Text">
      <style:text-properties fo:font-size="12pt" officeooo:rsid="00206bd2" officeooo:paragraph-rsid="00206bd2" style:font-size-asian="10.5pt" style:font-size-complex="12pt"/>
    </style:style>
    <style:style style:name="P44" style:family="paragraph" style:parent-style-name="Preformatted_20_Text">
      <style:text-properties fo:font-size="12pt" style:text-underline-style="none" officeooo:rsid="001b7aa5" officeooo:paragraph-rsid="001b7aa5" style:font-size-asian="10.5pt" style:font-size-complex="12pt"/>
    </style:style>
    <style:style style:name="P45" style:family="paragraph" style:parent-style-name="Preformatted_20_Text">
      <style:text-properties fo:font-size="12pt" style:text-underline-style="none" fo:font-weight="normal" officeooo:rsid="0024bb4d" officeooo:paragraph-rsid="0024bb4d" style:font-size-asian="10.5pt" style:font-weight-asian="normal" style:font-size-complex="12pt" style:font-weight-complex="normal"/>
    </style:style>
    <style:style style:name="P46" style:family="paragraph" style:parent-style-name="Preformatted_20_Text">
      <style:text-properties fo:font-size="12pt" style:text-underline-style="none" fo:font-weight="normal" officeooo:rsid="00278a7e" officeooo:paragraph-rsid="00278a7e" style:font-size-asian="10.5pt" style:font-weight-asian="normal" style:font-size-complex="12pt" style:font-weight-complex="normal"/>
    </style:style>
    <style:style style:name="P47" style:family="paragraph" style:parent-style-name="Preformatted_20_Text">
      <style:text-properties fo:font-size="12pt" fo:font-weight="bold" officeooo:rsid="00168507" officeooo:paragraph-rsid="0020db14" style:font-size-asian="10.5pt" style:font-weight-asian="bold" style:font-size-complex="12pt" style:font-weight-complex="bold"/>
    </style:style>
    <style:style style:name="P48" style:family="paragraph" style:parent-style-name="Preformatted_20_Text">
      <style:text-properties fo:font-size="12pt" fo:font-weight="bold" officeooo:rsid="00168507" officeooo:paragraph-rsid="00168507" style:font-size-asian="10.5pt" style:font-weight-asian="bold" style:font-size-complex="12pt" style:font-weight-complex="bold"/>
    </style:style>
    <style:style style:name="P49" style:family="paragraph" style:parent-style-name="Preformatted_20_Text">
      <style:text-properties fo:font-size="12pt" fo:font-weight="bold" officeooo:rsid="00168507" officeooo:paragraph-rsid="002155c8" style:font-size-asian="10.5pt" style:font-weight-asian="bold" style:font-size-complex="12pt" style:font-weight-complex="bold"/>
    </style:style>
    <style:style style:name="P50" style:family="paragraph" style:parent-style-name="Preformatted_20_Text">
      <style:text-properties fo:font-size="12pt" fo:font-weight="bold" officeooo:rsid="0020db14" officeooo:paragraph-rsid="0020db14" style:font-size-asian="10.5pt" style:font-weight-asian="bold" style:font-size-complex="12pt" style:font-weight-complex="bold"/>
    </style:style>
    <style:style style:name="P51" style:family="paragraph" style:parent-style-name="Preformatted_20_Text">
      <style:text-properties fo:font-size="12pt" fo:font-weight="bold" officeooo:rsid="0016fe58" officeooo:paragraph-rsid="0020db14" style:font-size-asian="10.5pt" style:font-weight-asian="bold" style:font-size-complex="12pt" style:font-weight-complex="bold"/>
    </style:style>
    <style:style style:name="P52" style:family="paragraph" style:parent-style-name="Preformatted_20_Text">
      <style:text-properties fo:font-size="12pt" fo:font-weight="bold" officeooo:rsid="001697e9" officeooo:paragraph-rsid="002155c8" style:font-size-asian="10.5pt" style:font-weight-asian="bold" style:font-size-complex="12pt" style:font-weight-complex="bold"/>
    </style:style>
    <style:style style:name="P53" style:family="paragraph" style:parent-style-name="Preformatted_20_Text">
      <style:text-properties fo:font-size="12pt" fo:font-weight="bold" officeooo:rsid="001697e9" officeooo:paragraph-rsid="001697e9" style:font-size-asian="10.5pt" style:font-weight-asian="bold" style:font-size-complex="12pt" style:font-weight-complex="bold"/>
    </style:style>
    <style:style style:name="P54" style:family="paragraph" style:parent-style-name="Preformatted_20_Text">
      <style:text-properties fo:font-size="12pt" fo:font-weight="bold" officeooo:rsid="001adc19" officeooo:paragraph-rsid="001adc19" style:font-size-asian="10.5pt" style:font-weight-asian="bold" style:font-size-complex="12pt" style:font-weight-complex="bold"/>
    </style:style>
    <style:style style:name="P55" style:family="paragraph" style:parent-style-name="Preformatted_20_Text">
      <style:text-properties fo:font-size="12pt" fo:font-weight="bold" officeooo:rsid="002155c8" officeooo:paragraph-rsid="002155c8" style:font-size-asian="10.5pt" style:font-weight-asian="bold" style:font-size-complex="12pt" style:font-weight-complex="bold"/>
    </style:style>
    <style:style style:name="P56" style:family="paragraph" style:parent-style-name="Preformatted_20_Text">
      <style:text-properties fo:font-size="12pt" fo:font-weight="bold" officeooo:rsid="001b7aa5" officeooo:paragraph-rsid="002155c8" style:font-size-asian="10.5pt" style:font-weight-asian="bold" style:font-size-complex="12pt" style:font-weight-complex="bold"/>
    </style:style>
    <style:style style:name="P57" style:family="paragraph" style:parent-style-name="Preformatted_20_Text">
      <style:text-properties fo:font-size="12pt" fo:font-weight="bold" officeooo:rsid="001724d9" officeooo:paragraph-rsid="001724d9" style:font-size-asian="10.5pt" style:font-weight-asian="bold" style:font-size-complex="12pt" style:font-weight-complex="bold"/>
    </style:style>
    <style:style style:name="P58" style:family="paragraph" style:parent-style-name="Preformatted_20_Text">
      <style:text-properties fo:font-size="12pt" fo:font-weight="bold" officeooo:rsid="001724d9" officeooo:paragraph-rsid="001804ba" style:font-size-asian="10.5pt" style:font-weight-asian="bold" style:font-size-complex="12pt" style:font-weight-complex="bold"/>
    </style:style>
    <style:style style:name="P59" style:family="paragraph" style:parent-style-name="Preformatted_20_Text">
      <style:text-properties fo:font-size="12pt" style:text-underline-style="solid" style:text-underline-width="auto" style:text-underline-color="font-color" fo:font-weight="bold" officeooo:rsid="0020db14" officeooo:paragraph-rsid="0020db14" style:font-size-asian="10.5pt" style:font-weight-asian="bold" style:font-size-complex="12pt" style:font-weight-complex="bold"/>
    </style:style>
    <style:style style:name="P60" style:family="paragraph" style:parent-style-name="Preformatted_20_Text">
      <style:text-properties fo:font-size="12pt" style:text-underline-style="solid" style:text-underline-width="auto" style:text-underline-color="font-color" fo:font-weight="bold" officeooo:rsid="0016fe58" officeooo:paragraph-rsid="0016fe58" style:font-size-asian="10.5pt" style:font-weight-asian="bold" style:font-size-complex="12pt" style:font-weight-complex="bold"/>
    </style:style>
    <style:style style:name="P61" style:family="paragraph" style:parent-style-name="Preformatted_20_Text">
      <style:text-properties fo:font-size="12pt" style:text-underline-style="solid" style:text-underline-width="auto" style:text-underline-color="font-color" fo:font-weight="bold" officeooo:rsid="001724d9" officeooo:paragraph-rsid="001a7af9" style:font-size-asian="10.5pt" style:font-weight-asian="bold" style:font-size-complex="12pt" style:font-weight-complex="bold"/>
    </style:style>
    <style:style style:name="P62" style:family="paragraph" style:parent-style-name="Preformatted_20_Text">
      <style:text-properties fo:font-size="12pt" style:text-underline-style="solid" style:text-underline-width="auto" style:text-underline-color="font-color" fo:font-weight="bold" officeooo:rsid="0024bb4d" officeooo:paragraph-rsid="0024bb4d" style:font-size-asian="10.5pt" style:font-weight-asian="bold" style:font-size-complex="12pt" style:font-weight-complex="bold"/>
    </style:style>
    <style:style style:name="P63" style:family="paragraph" style:parent-style-name="Preformatted_20_Text">
      <style:text-properties fo:font-size="12pt" fo:font-weight="normal" officeooo:rsid="0020db14" officeooo:paragraph-rsid="0020db14" style:font-size-asian="10.5pt" style:font-weight-asian="normal" style:font-size-complex="12pt" style:font-weight-complex="normal"/>
    </style:style>
    <style:style style:name="P64" style:family="paragraph" style:parent-style-name="Preformatted_20_Text">
      <style:text-properties fo:font-size="12pt" fo:font-weight="normal" officeooo:rsid="00206bd2" officeooo:paragraph-rsid="00206bd2" style:font-size-asian="10.5pt" style:font-weight-asian="normal" style:font-size-complex="12pt" style:font-weight-complex="normal"/>
    </style:style>
    <style:style style:name="P65" style:family="paragraph" style:parent-style-name="Preformatted_20_Text">
      <style:text-properties fo:font-size="12pt" fo:font-weight="normal" officeooo:rsid="0024bb4d" officeooo:paragraph-rsid="0024bb4d" style:font-size-asian="10.5pt" style:font-weight-asian="normal" style:font-size-complex="12pt" style:font-weight-complex="normal"/>
    </style:style>
    <style:style style:name="P66" style:family="paragraph" style:parent-style-name="Preformatted_20_Text">
      <style:text-properties fo:font-size="14pt" officeooo:rsid="001501a8" officeooo:paragraph-rsid="002155c8" style:font-size-asian="14pt" style:font-size-complex="14pt"/>
    </style:style>
    <style:style style:name="P67" style:family="paragraph" style:parent-style-name="Preformatted_20_Text">
      <style:text-properties fo:font-weight="bold" officeooo:rsid="0020db14" officeooo:paragraph-rsid="0020db14" style:font-weight-asian="bold" style:font-weight-complex="bold"/>
    </style:style>
    <style:style style:name="P68" style:family="paragraph" style:parent-style-name="Preformatted_20_Text">
      <style:text-properties fo:font-size="16pt" style:text-underline-style="solid" style:text-underline-width="auto" style:text-underline-color="font-color" fo:font-weight="bold" officeooo:rsid="0024bb4d" officeooo:paragraph-rsid="0024bb4d" style:font-size-asian="16pt" style:font-weight-asian="bold" style:font-size-complex="16pt" style:font-weight-complex="bold"/>
    </style:style>
    <style:style style:name="P69" style:family="paragraph" style:parent-style-name="Preformatted_20_Text">
      <style:paragraph-properties fo:padding="0.074cm" fo:border-left="none" fo:border-right="none" fo:border-top="none" fo:border-bottom="0.06pt solid #000000" style:join-border="false"/>
      <style:text-properties officeooo:rsid="0013ec6b" officeooo:paragraph-rsid="0013ec6b"/>
    </style:style>
    <style:style style:name="P70" style:family="paragraph" style:parent-style-name="Preformatted_20_Text">
      <style:paragraph-properties fo:padding="0.074cm" fo:border-left="none" fo:border-right="none" fo:border-top="none" fo:border-bottom="0.06pt solid #000000" style:join-border="false"/>
      <style:text-properties fo:font-size="12pt" officeooo:rsid="001724d9" officeooo:paragraph-rsid="001724d9" style:font-size-asian="10.5pt" style:font-size-complex="12pt"/>
    </style:style>
    <style:style style:name="P71" style:family="paragraph" style:parent-style-name="Preformatted_20_Text">
      <style:text-properties fo:font-weight="bold" officeooo:rsid="002bf554" officeooo:paragraph-rsid="002bf554" style:font-weight-asian="bold" style:font-weight-complex="bold"/>
    </style:style>
    <style:style style:name="P72" style:family="paragraph" style:parent-style-name="Preformatted_20_Text">
      <style:text-properties fo:font-size="12pt" fo:font-weight="normal" officeooo:rsid="00206bd2" officeooo:paragraph-rsid="00206bd2" style:font-size-asian="10.5pt" style:font-weight-asian="normal" style:font-size-complex="12pt" style:font-weight-complex="normal"/>
    </style:style>
    <style:style style:name="P73" style:family="paragraph" style:parent-style-name="Preformatted_20_Text">
      <style:text-properties fo:font-size="12pt" fo:font-weight="normal" officeooo:rsid="00292162" officeooo:paragraph-rsid="00292162" style:font-size-asian="10.5pt" style:font-weight-asian="normal" style:font-size-complex="12pt" style:font-weight-complex="normal"/>
    </style:style>
    <style:style style:name="P74" style:family="paragraph" style:parent-style-name="Preformatted_20_Text">
      <style:text-properties officeooo:rsid="001206e2" officeooo:paragraph-rsid="001206e2"/>
    </style:style>
    <style:style style:name="P75" style:family="paragraph" style:parent-style-name="Preformatted_20_Text">
      <style:text-properties officeooo:paragraph-rsid="003455a7"/>
    </style:style>
    <style:style style:name="P7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style>
    <style:style style:name="P7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style>
    <style:style style:name="P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officeooo:rsid="001501a8"/>
    </style:style>
    <style:style style:name="T3" style:family="text">
      <style:text-properties fo:font-size="12pt" style:font-size-asian="10.5pt" style:font-size-complex="12pt"/>
    </style:style>
    <style:style style:name="T4" style:family="text">
      <style:text-properties officeooo:rsid="001697e9"/>
    </style:style>
    <style:style style:name="T5" style:family="text">
      <style:text-properties officeooo:rsid="001804ba"/>
    </style:style>
    <style:style style:name="T6" style:family="text">
      <style:text-properties officeooo:rsid="0018dd70"/>
    </style:style>
    <style:style style:name="T7" style:family="text">
      <style:text-properties officeooo:rsid="001adc19"/>
    </style:style>
    <style:style style:name="T8" style:family="text">
      <style:text-properties officeooo:rsid="001b3b01"/>
    </style:style>
    <style:style style:name="T9" style:family="text">
      <style:text-properties officeooo:rsid="001b7aa5"/>
    </style:style>
    <style:style style:name="T10" style:family="text">
      <style:text-properties fo:font-weight="bold" style:font-weight-asian="bold" style:font-weight-complex="bold"/>
    </style:style>
    <style:style style:name="T11" style:family="text">
      <style:text-properties fo:font-weight="bold" officeooo:rsid="001adc19" style:font-weight-asian="bold" style:font-weight-complex="bold"/>
    </style:style>
    <style:style style:name="T12" style:family="text">
      <style:text-properties fo:font-weight="bold" officeooo:rsid="001697e9" style:font-weight-asian="bold" style:font-weight-complex="bold"/>
    </style:style>
    <style:style style:name="T13" style:family="text">
      <style:text-properties fo:font-weight="bold" officeooo:rsid="002155c8" style:font-weight-asian="bold" style:font-weight-complex="bold"/>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style:text-underline-style="solid" style:text-underline-width="auto" style:text-underline-color="font-color" fo:font-weight="bold" officeooo:rsid="001e75ef" style:font-size-asian="18pt" style:font-weight-asian="bold" style:font-size-complex="18pt" style:font-weight-complex="bold"/>
    </style:style>
    <style:style style:name="T16" style:family="text">
      <style:text-properties fo:font-weight="normal" style:font-weight-asian="normal" style:font-weight-complex="normal"/>
    </style:style>
    <style:style style:name="T17" style:family="text">
      <style:text-properties officeooo:rsid="0020db14"/>
    </style:style>
    <style:style style:name="T18" style:family="text">
      <style:text-properties officeooo:rsid="00168507"/>
    </style:style>
    <style:style style:name="T19" style:family="text">
      <style:text-properties officeooo:rsid="002155c8"/>
    </style:style>
    <style:style style:name="T20" style:family="text">
      <style:text-properties officeooo:rsid="00239de6"/>
    </style:style>
    <style:style style:name="T21" style:family="text">
      <style:text-properties officeooo:rsid="00278a7e"/>
    </style:style>
    <style:style style:name="T22" style:family="text">
      <style:text-properties officeooo:rsid="002bf554"/>
    </style:style>
    <style:style style:name="T23" style:family="text">
      <style:text-properties officeooo:rsid="0030eb84"/>
    </style:style>
    <style:style style:name="T24" style:family="text">
      <style:text-properties officeooo:rsid="003455a7"/>
    </style:style>
    <style:style style:name="T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6.862cm" fo:min-width="3.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95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6.989cm" fo:min-width="3.81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20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74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15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873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75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0.99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004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93cm" fo:min-width="7.754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39cm" fo:min-width="7.75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66cm" fo:min-width="7.88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89cm" fo:min-width="0.30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57cm" fo:min-width="0.48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5cm" fo:min-width="0.30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433cm" fo:min-width="2.29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56cm" fo:min-width="2.29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56cm" fo:min-width="2.03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29cm" fo:min-width="0.9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87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29cm" fo:min-width="0.93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2cm" fo:min-width="1.626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2cm" fo:min-width="1.69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2cm" fo:min-width="2.01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6"/><text:span text:style-name="T1">DOCKER</text:span></text:p>
      <text:p text:style-name="P1"/>
      <text:p text:style-name="P1">-&gt; Docker called as Containerization tool.</text:p>
      <text:p text:style-name="P1">-&gt; Using Dcoker we can create containers</text:p>
      <text:p text:style-name="P1">-&gt; Containers are light weight</text:p>
      <text:p text:style-name="P1">→ Docker copy kernel from host machine to guest machines<text:tab/></text:p>
      <text:p text:style-name="P1">--&gt; Why we are using docers instead of Virtual machines</text:p>
      <text:p text:style-name="P1"/>
      <text:p text:style-name="P75"><text:span text:style-name="T24">Container: </text:span>Containers are an abstraction at the app layer that packages code and dependencies together.</text:p>
      <text:p text:style-name="P1"/>
      <text:p text:style-name="P10">INT QUS:</text:p>
      <text:p text:style-name="P12">1. Diff between Virtual Machines and docer?</text:p>
      <text:p text:style-name="P12">2. What is Docker?</text:p>
      <text:p text:style-name="P12">3. Why we are using docker?</text:p>
      <text:p text:style-name="P8"/>
      <text:p text:style-name="P8"/>
      <text:p text:style-name="P1"/>
      <text:p text:style-name="P1"/>
      <text:p text:style-name="P2">Docker Structure :</text:p>
      <text:p text:style-name="P2"/>
      <text:p text:style-name="P2"><draw:g text:anchor-type="paragraph" draw:z-index="1" draw:name="Shape2" draw:style-name="gr1"><draw:custom-shape draw:style-name="gr15" draw:text-style-name="P76" svg:width="8.256cm" svg:height="1.144cm" svg:x="0.261cm" svg:y="6.096cm"><text:p text:style-name="P80"><text:span text:style-name="T25">HDD <text:s text:c="2"/>CPU</text:span><text:span text:style-name="T25"><text:tab/></text:span><text:span text:style-name="T25">RAM</text:span></text:p><draw:enhanced-geometry svg:viewBox="0 0 21600 21600" draw:type="rectangle" draw:enhanced-path="M 0 0 L 21600 0 21600 21600 0 21600 0 0 Z N"/></draw:custom-shape><draw:line draw:style-name="gr5" draw:text-style-name="P79" svg:x1="2.548cm" svg:y1="6.096cm" svg:x2="2.548cm" svg:y2="7.239cm"><text:p/></draw:line><draw:line draw:style-name="gr5" draw:text-style-name="P79" svg:x1="5.469cm" svg:y1="6.096cm" svg:x2="5.469cm" svg:y2="7.366cm"><text:p/></draw:line><draw:custom-shape draw:style-name="gr16" draw:text-style-name="P76" svg:width="8.256cm" svg:height="0.89cm" svg:x="0.261cm" svg:y="5.207cm"><text:p text:style-name="P80"><text:span text:style-name="T25">linux</text:span></text:p><draw:enhanced-geometry svg:viewBox="0 0 21600 21600" draw:type="rectangle" draw:enhanced-path="M 0 0 L 21600 0 21600 21600 0 21600 0 0 Z N"/></draw:custom-shape><draw:custom-shape draw:style-name="gr17" draw:text-style-name="P76" svg:width="8.383cm" svg:height="1.017cm" svg:x="0.134cm" svg:y="4.191cm"><text:p text:style-name="P80"><text:span text:style-name="T25">docker</text:span></text:p><draw:enhanced-geometry svg:viewBox="0 0 21600 21600" draw:type="rectangle" draw:enhanced-path="M 0 0 L 21600 0 21600 21600 0 21600 0 0 Z N"/></draw:custom-shape><draw:line draw:style-name="gr5" draw:text-style-name="P79" svg:x1="8.39cm" svg:y1="5.588cm" svg:x2="9.152cm" svg:y2="5.588cm"><text:p/></draw:line><draw:frame draw:style-name="gr18" draw:text-style-name="P78" svg:width="4.388cm" svg:height="0.983cm" svg:x="9.267cm" svg:y="4.916cm"><draw:text-box><text:p text:style-name="P77"><text:span text:style-name="T25">Host machine</text:span></text:p></draw:text-box></draw:frame><draw:line draw:style-name="gr5" draw:text-style-name="P79" svg:x1="0.389cm" svg:y1="4.191cm" svg:x2="0.643cm" svg:y2="2.667cm"><text:p/></draw:line><draw:line draw:style-name="gr5" draw:text-style-name="P79" svg:x1="2.548cm" svg:y1="4.064cm" svg:x2="3.183cm" svg:y2="2.54cm"><text:p/></draw:line><draw:line draw:style-name="gr5" draw:text-style-name="P79" svg:x1="5.088cm" svg:y1="4.191cm" svg:x2="6.104cm" svg:y2="2.54cm"><text:p/></draw:line><draw:line draw:style-name="gr5" draw:text-style-name="P79" svg:x1="7.12cm" svg:y1="4.191cm" svg:x2="7.882cm" svg:y2="2.667cm"><text:p/></draw:line><draw:custom-shape draw:style-name="gr19" draw:text-style-name="P81" svg:width="1.144cm" svg:height="2.033cm" svg:x="0.007cm" svg:y="0.381cm"><text:p text:style-name="P80"><text:span text:style-name="T26">Container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76" svg:width="1.398cm" svg:height="2.414cm" svg:x="5.468cm" svg:y="0cm"><text:p text:style-name="P80"><text:span text:style-name="T25">Cont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76" svg:width="1.144cm" svg:height="2.541cm" svg:x="7.627cm" svg:y="0cm"><text:p text:style-name="P80"><text:span text:style-name="T25">Cont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5">( In above example every OS machine need to install OS , In this case we creating containers using docker and No need to install OS and other configurations, what ever we are having in docker machine same thing will be existing in containers also except some system tools )</text:p>
      <text:p text:style-name="P5"/>
      <text:p text:style-name="P6">( In virtualization concept also we can create new machines using same system resources but In new machines again we need to install OS, required software tools and other system configurations also but in docker concept it’s not required )</text:p>
      <text:p text:style-name="P3"/>
      <text:p text:style-name="P3">Docker Feature :</text:p>
      <text:p text:style-name="P3"/>
      <text:p text:style-name="P3">1. Using docker we can create light weight machines,</text:p>
      <text:p text:style-name="P3">2. using docker we can ship our code as images.</text:p>
      <text:p text:style-name="P3"/>
      <text:p text:style-name="P7">Docker Installation :</text:p>
      <text:p text:style-name="P4"/>
      <text:p text:style-name="P8">#</text:p>
      <text:p text:style-name="P8"><text:soft-page-break/>Installation:</text:p>
      <text:p text:style-name="P8">==============</text:p>
      <text:p text:style-name="P8">#</text:p>
      <text:p text:style-name="P8">Supported Platforms-</text:p>
      <text:p text:style-name="P8"><text:tab/>- Docker is supported on</text:p>
      <text:p text:style-name="P8"><text:tab/><text:tab/>- Linux platforms</text:p>
      <text:p text:style-name="P8"><text:tab/><text:tab/><text:tab/>Ubuntu, RHEL, CentOs..etc.</text:p>
      <text:p text:style-name="P8"><text:tab/><text:tab/>- Windows <text:s text:c="2"/>(Using virtual environment)</text:p>
      <text:p text:style-name="P8"><text:tab/><text:tab/>- OS X <text:tab/><text:tab/>(Using virtual environment)</text:p>
      <text:p text:style-name="P8"><text:tab/></text:p>
      <text:p text:style-name="P8"><text:tab/>- Windows and OS X:</text:p>
      <text:p text:style-name="P8"><text:tab/><text:tab/>- Windows Docker installer contains a tiny Linux </text:p>
      <text:p text:style-name="P8"><text:tab/><text:tab/>virtual machine. Docker creates container on top</text:p>
      <text:p text:style-name="P8"><text:tab/><text:tab/>of this tiny Linux VM.</text:p>
      <text:p text:style-name="P8"><text:tab/><text:tab/> <text:s/></text:p>
      <text:p text:style-name="P8"><text:tab/>- Cloud Platforms</text:p>
      <text:p text:style-name="P8"><text:tab/><text:tab/>Amazon EC2</text:p>
      <text:p text:style-name="P8"><text:tab/><text:tab/>Rackspace Cloud</text:p>
      <text:p text:style-name="P8"><text:tab/><text:tab/>Google compute Engine..etc.</text:p>
      <text:p text:style-name="P8"/>
      <text:p text:style-name="P8">Requirements:</text:p>
      <text:p text:style-name="P8"><text:tab/>- 64-bit architecture<text:tab/> <text:s/></text:p>
      <text:p text:style-name="P8"><text:tab/>- Linux 3.8 or later Kernel versions</text:p>
      <text:p text:style-name="P8"><text:tab/>- Kerner must support an appropriate Storage</text:p>
      <text:p text:style-name="P8"><text:tab/> <text:s/>driver (Examples of storage drivers: Device Mapper</text:p>
      <text:p text:style-name="P8"><text:tab/><text:tab/>(ubuntu default), aufs.</text:p>
      <text:p text:style-name="P8"/>
      <text:p text:style-name="P8"/>
      <text:p text:style-name="P8">#</text:p>
      <text:p text:style-name="P8"/>
      <text:p text:style-name="P8"/>
      <text:p text:style-name="P8"/>
      <text:p text:style-name="P8"/>
      <text:p text:style-name="P8"/>
      <text:p text:style-name="P8">Requirements Check:</text:p>
      <text:p text:style-name="P8"><text:tab/>- Kernel</text:p>
      <text:p text:style-name="P8"><text:tab/><text:tab/>$ uname -a /-r</text:p>
      <text:p text:style-name="P8"><text:tab/><text:tab/><text:tab/>NOTE: Kernel can also be upgraded.</text:p>
      <text:p text:style-name="P8"/>
      <text:p text:style-name="P8"><text:tab/>- Storage driver (device-mapper)</text:p>
      <text:p text:style-name="P8"><text:tab/><text:tab/>Docker requires storage to create images on </text:p>
      <text:p text:style-name="P8"><text:tab/><text:tab/>a file system.<text:tab/></text:p>
      <text:p text:style-name="P8"><text:tab/><text:tab/>$ cat /proc/devices</text:p>
      <text:p text:style-name="P8"/>
      <text:p text:style-name="P8">#</text:p>
      <text:p text:style-name="P8">Docker Installation On Ubuntu:</text:p>
      <text:p text:style-name="P8">===========================</text:p>
      <text:p text:style-name="P8"><text:tab/>- Check OS name:</text:p>
      <text:p text:style-name="P8"><text:tab/><text:tab/>$ lsb_release -a / -cs</text:p>
      <text:p text:style-name="P8"><text:tab/><text:tab/>$ cat /etc/os-release<text:tab/></text:p>
      <text:p text:style-name="P8"/>
      <text:p text:style-name="P8">#</text:p>
      <text:p text:style-name="P8">Remove old installations(if any)</text:p>
      <text:p text:style-name="P8"/>
      <text:p text:style-name="P8">uninstall old docker:</text:p>
      <text:p text:style-name="P8"><text:tab/><text:tab/>$ sudo apt-get remove docker docker-engine</text:p>
      <text:p text:style-name="P8"/>
      <text:p text:style-name="P8">uninstall new docker:</text:p>
      <text:p text:style-name="P8"><text:tab/><text:tab/>$ sudo apt-get remove docker-ce</text:p>
      <text:p text:style-name="P8"/>
      <text:p text:style-name="P8">Installation Steps:</text:p>
      <text:p text:style-name="P8">=====================<text:tab/></text:p>
      <text:p text:style-name="P8">1. - Install packages to allow apt to use a repository over HTTPS.</text:p>
      <text:p text:style-name="P8"><text:tab/><text:tab/>$ sudo apt-get install apt-transport-https ca-certificates curl <text:soft-page-break/>software-properties-common</text:p>
      <text:p text:style-name="P8"><text:tab/></text:p>
      <text:p text:style-name="P8">( <text:s/>Install packages like https, curl etc.. )</text:p>
      <text:p text:style-name="P8"/>
      <text:p text:style-name="P8">2. Add Docker’s official GPG key(Gnu's Privacy Guard):</text:p>
      <text:p text:style-name="P8"><text:tab/><text:tab/>$ curl -fsSL https://download.docker.com/linux/ubuntu/gpg | sudo apt-key add -</text:p>
      <text:p text:style-name="P8"><text:tab/></text:p>
      <text:p text:style-name="P8">( Add GPG Key )</text:p>
      <text:p text:style-name="P8"/>
      <text:p text:style-name="P8"/>
      <text:p text:style-name="P8">3. Setup Stable repository:</text:p>
      <text:p text:style-name="P8"><text:tab/><text:tab/>$ sudo add-apt-repository "deb [arch=amd64] https://download.docker.com/linux/ubuntu $(lsb_release -cs) stable"</text:p>
      <text:p text:style-name="P8"><text:tab/></text:p>
      <text:p text:style-name="P8">( Add docker package URL to apt-get command repository : manually adding docker URL )</text:p>
      <text:p text:style-name="P8"/>
      <text:p text:style-name="P8">4. Update apt package index:</text:p>
      <text:p text:style-name="P8"><text:tab/><text:tab/>$ sudo apt-get update</text:p>
      <text:p text:style-name="P8"><text:tab/></text:p>
      <text:p text:style-name="P8">5. Install Latest version of Docker</text:p>
      <text:p text:style-name="P8"><text:tab/><text:tab/>$ sudo apt-get install docker-ce</text:p>
      <text:p text:style-name="P8"/>
      <text:p text:style-name="P8">#</text:p>
      <text:p text:style-name="P8">Installation Check</text:p>
      <text:p text:style-name="P8">sudo docker --version</text:p>
      <text:p text:style-name="P8">docker run hello-world</text:p>
      <text:p text:style-name="P8"><text:tab/></text:p>
      <text:p text:style-name="P8">#</text:p>
      <text:p text:style-name="P8">Uninstall Docker:</text:p>
      <text:p text:style-name="P8"><text:tab/>- Remove Docker Installation:</text:p>
      <text:p text:style-name="P8"><text:tab/><text:tab/>$ sudo apt-get purge docker-ce</text:p>
      <text:p text:style-name="P8"><text:tab/><text:tab/></text:p>
      <text:p text:style-name="P8"><text:tab/>- Delete all images, containers, and volumes from</text:p>
      <text:p text:style-name="P8"><text:tab/><text:tab/>$ sudo rm -rf /var/lib/docker</text:p>
      <text:p text:style-name="P8"/>
      <text:p text:style-name="P8"/>
      <text:p text:style-name="P8">#</text:p>
      <text:p text:style-name="P8">Manage/Run Docker as a non-root user/ Run docker command without sudo.<text:tab/></text:p>
      <text:p text:style-name="P8">======================================</text:p>
      <text:p text:style-name="P8"><text:tab/>- By default the docker daemon binds to a Unix socket.</text:p>
      <text:p text:style-name="P8"><text:tab/>- This Unix socket is owned by root user.</text:p>
      <text:p text:style-name="P8"/>
      <text:p text:style-name="P8"><text:tab/>- Socket:</text:p>
      <text:p text:style-name="P8"><text:tab/><text:tab/>- Sockets allow communication between two </text:p>
      <text:p text:style-name="P8"><text:tab/><text:tab/>different processes on the same or different </text:p>
      <text:p text:style-name="P8"><text:tab/><text:tab/>machines. </text:p>
      <text:p text:style-name="P8"><text:tab/><text:tab/><text:tab/></text:p>
      <text:p text:style-name="P8"><text:tab/>- So, If you don't want to use sudo when you run docker</text:p>
      <text:p text:style-name="P8"><text:tab/> <text:s/>configure below:</text:p>
      <text:p text:style-name="P8"><text:tab/> <text:s/><text:tab/>- Create Unix group called docker</text:p>
      <text:p text:style-name="P8"><text:tab/> <text:s/><text:tab/>- Add the users to docker group</text:p>
      <text:p text:style-name="P8"><text:tab/> <text:s/><text:tab/>- when the docker daemon starts, it provides</text:p>
      <text:p text:style-name="P8"><text:tab/> <text:s/><text:tab/> <text:s/>read/write permissions to docker group. So you can access Unix socket as normal user.</text:p>
      <text:p text:style-name="P8"/>
      <text:p text:style-name="P8"><text:tab/>1. Create the docker group</text:p>
      <text:p text:style-name="P8"><text:tab/><text:tab/>$ sudo groupadd docker</text:p>
      <text:p text:style-name="P8"><text:tab/>2. Add your user to this group</text:p>
      <text:p text:style-name="P8"><text:tab/><text:tab/>$ sudo usermod -aG docker $USER</text:p>
      <text:p text:style-name="P8"><text:tab/>3. Logout and Log back so that your group membership</text:p>
      <text:p text:style-name="P8"><text:tab/> <text:s text:c="2"/>is re-evaluated.</text:p>
      <text:p text:style-name="P8"><text:tab/>4. Verify docker run with your user</text:p>
      <text:p text:style-name="P8"><text:soft-page-break/><text:tab/> <text:s text:c="2"/>$ docker run hello-world</text:p>
      <text:p text:style-name="P8"/>
      <text:p text:style-name="P8"><text:tab/>5. Check group existance:</text:p>
      <text:p text:style-name="P8"><text:tab/><text:tab/>$ sudo grep docker /etc/group</text:p>
      <text:p text:style-name="P8"/>
      <text:p text:style-name="P8"><text:tab/>6. Delete the group</text:p>
      <text:p text:style-name="P8"><text:tab/><text:tab/>$ sudo groupdel docker</text:p>
      <text:p text:style-name="P69"/>
      <text:p text:style-name="P69"/>
      <text:p text:style-name="P11"/>
      <text:p text:style-name="P10">Create new machine<text:span text:style-name="T17">(Container ) </text:span>using docker :</text:p>
      <text:p text:style-name="P13"/>
      <text:p text:style-name="P67">1. Creating docker container with default name &amp; OS(Ubuntu latest version )</text:p>
      <text:p text:style-name="P9"/>
      <text:p text:style-name="P9"><text:span text:style-name="T19">$</text:span> docker run -it ubuntu /bin/bash</text:p>
      <text:p text:style-name="P8"/>
      <text:p text:style-name="P8"><text:span text:style-name="T10">(</text:span><text:span text:style-name="T13">### </text:span>Here <text:span text:style-name="T22">i</text:span>: interactive <text:span text:style-name="T2">(or) Input stream attached &amp; </text:span><text:s text:c="2"/>t: terminal <text:span text:style-name="T19">##</text:span><text:span text:style-name="T10">)</text:span></text:p>
      <text:p text:style-name="P71">Every OS is combination of kernel and some system utilities , when we creating containers new containers having only kernel so for interactive terminal we use -it)</text:p>
      <text:p text:style-name="P8"/>
      <text:p text:style-name="P14"><text:span text:style-name="T10">(</text:span><text:span text:style-name="T13">##</text:span> 3 Types of streams are there in Linux environment</text:p>
      <text:p text:style-name="P8"><text:s text:c="3"/><text:span text:style-name="T2">1. stdin</text:span></text:p>
      <text:p text:style-name="P8"><text:s text:c="4"/><text:span text:style-name="T2">2. stdout</text:span></text:p>
      <text:p text:style-name="P8"><text:s text:c="4"/><text:span text:style-name="T2">3. stderr</text:span></text:p>
      <text:p text:style-name="P8"/>
      <text:p text:style-name="P13">Ex:When we type # ls command it will goto kernel through stdin stream and display output through stdout stream from kernel to terminal, If we type non-existing command like # lslll it will show error message through stderr stream. <text:span text:style-name="T19">## </text:span><text:span text:style-name="T10">)</text:span> <text:s text:c="2"/></text:p>
      <text:p text:style-name="P13"/>
      <text:p text:style-name="P67">2. Creating docker container with default name &amp; particular OS version (Ex:Ubuntu 14.04 <text:s/>)</text:p>
      <text:p text:style-name="P35"/>
      <text:p text:style-name="P35">Ex: <text:s/>To create a docker container of ubuntu version of 14.04</text:p>
      <text:p text:style-name="P35"><text:s text:c="3"/><text:span text:style-name="T19">$</text:span> docker run -it ubuntu:14.04 /bin/bash</text:p>
      <text:p text:style-name="P47">( By typing above command docker first will check in local repository for ubuntu-14.04 if it;s not there it will download from library and stores one copy in local repository also )</text:p>
      <text:p text:style-name="P47"/>
      <text:p text:style-name="P47"/>
      <text:p text:style-name="P50">3.<text:span text:style-name="T18">If we want to create a container with a particular name</text:span></text:p>
      <text:p text:style-name="P16"/>
      <text:p text:style-name="P16"><text:span text:style-name="T19">$</text:span> docker run -it ––name sasipsr ubuntu /bin/bash</text:p>
      <text:p text:style-name="P16"/>
      <text:p text:style-name="P37">By running above command docker will create a container with the name of “ sasipsr “</text:p>
      <text:p text:style-name="P16"/>
      <text:p text:style-name="P16"/>
      <text:p text:style-name="P50">4. <text:span text:style-name="T4">---→ If we want to create d</text:span>e<text:span text:style-name="T4">amanized container ( Always running in background even if we close the terminal also )</text:span></text:p>
      <text:p text:style-name="P19"><text:s/></text:p>
      <text:p text:style-name="P24"><text:span text:style-name="T19">$</text:span> docker run -it –name cont<text:span text:style-name="T17">iner</text:span>name -d ubuntu /bin/bash</text:p>
      <text:p text:style-name="P51"/>
      <text:p text:style-name="P66">--→<text:tab/><text:span text:style-name="T3">All docker images stored in </text:span></text:p>
      <text:p text:style-name="P36"><text:s text:c="3"/><text:span text:style-name="T19">$</text:span> /var/lib/dockers</text:p>
      <text:p text:style-name="P36"/>
      <text:p text:style-name="P36">--→ To check OS </text:p>
      <text:p text:style-name="P36"><text:soft-page-break/></text:p>
      <text:p text:style-name="P36"><text:s text:c="2"/><text:span text:style-name="T19">$</text:span> cat /etc/lsb-release</text:p>
      <text:p text:style-name="P49"/>
      <text:p text:style-name="P51"/>
      <text:p text:style-name="P59">Remove the docker container :</text:p>
      <text:p text:style-name="P47"/>
      <text:p text:style-name="P50">1. remove the container which is not running:</text:p>
      <text:p text:style-name="P50"/>
      <text:p text:style-name="P63">$ docker rm container_name<text:span text:style-name="T19">(or)ID name</text:span></text:p>
      <text:p text:style-name="P47"/>
      <text:p text:style-name="P55">2. <text:span text:style-name="T9">To remove all containers:</text:span></text:p>
      <text:p text:style-name="P34">Each and every container having name and ID, If we want to delete all containers it’s difficult to delete one by one.</text:p>
      <text:p text:style-name="P34">By using # docker ps -a -q contname command we can display all containers with ID’s only so we pass this values to rm command to delete all containers</text:p>
      <text:p text:style-name="P34"/>
      <text:p text:style-name="P34"><text:span text:style-name="T19">$</text:span> docker rm ‘docker ps -a -q’</text:p>
      <text:p text:style-name="P30"/>
      <text:p text:style-name="P30">→<text:span text:style-name="T9"> Forcefully delete</text:span></text:p>
      <text:p text:style-name="P30"/>
      <text:p text:style-name="P56"><text:span text:style-name="T19">$</text:span> docker rm -f ‘docker ps -a -q’</text:p>
      <text:p text:style-name="P55"/>
      <text:p text:style-name="P55"/>
      <text:p text:style-name="P47"/>
      <text:p text:style-name="P38">3.<text:span text:style-name="T11">To stop docker container forcefully ( even container running also we want to close it )</text:span></text:p>
      <text:p text:style-name="P30"/>
      <text:p text:style-name="P30"><text:span text:style-name="T19">$</text:span> docker kill contname</text:p>
      <text:p text:style-name="P30"/>
      <text:p text:style-name="P52">--→ Start , stop from host machine</text:p>
      <text:p text:style-name="P20"/>
      <text:p text:style-name="P20">To start: <text:span text:style-name="T19">$</text:span> docker start dcoker_containername</text:p>
      <text:p text:style-name="P20">TO stop : <text:span text:style-name="T19">$</text:span> docker stop name</text:p>
      <text:p text:style-name="P20">To restart : <text:span text:style-name="T19">$</text:span> docker restart name</text:p>
      <text:p text:style-name="P52">Note: After start the docker from host machine we need to “attach”</text:p>
      <text:p text:style-name="P52">to run or enter into that container</text:p>
      <text:p text:style-name="P20"/>
      <text:p text:style-name="P20"><text:s/><text:span text:style-name="T19">$ </text:span>docker attach contname</text:p>
      <text:p text:style-name="P17"/>
      <text:p text:style-name="P48">→ → To exit from the docker </text:p>
      <text:p text:style-name="P15"/>
      <text:p text:style-name="P15"><text:span text:style-name="T19">$</text:span> exit</text:p>
      <text:p text:style-name="P15"/>
      <text:p text:style-name="P15"/>
      <text:p text:style-name="P15"/>
      <text:p text:style-name="P53">To list all docker containers:</text:p>
      <text:p text:style-name="P18"/>
      <text:p text:style-name="P18"><text:span text:style-name="T19">$</text:span> docker ps -a</text:p>
      <text:p text:style-name="P18"/>
      <text:p text:style-name="P53">To list only running (activated) containers</text:p>
      <text:p text:style-name="P18"/>
      <text:p text:style-name="P18"><text:span text:style-name="T19">$</text:span> docker ps</text:p>
      <text:p text:style-name="P18"><text:soft-page-break/></text:p>
      <text:p text:style-name="P34"><text:span text:style-name="T10">To List only ID’s of the docker</text:span> </text:p>
      <text:p text:style-name="P34"/>
      <text:p text:style-name="P34"><text:span text:style-name="T19">$</text:span> docker ps -a -q</text:p>
      <text:p text:style-name="P34"/>
      <text:p text:style-name="P53">To list last conatainer which we worked</text:p>
      <text:p text:style-name="P18"/>
      <text:p text:style-name="P18"><text:span text:style-name="T19">$</text:span> docker ps -l</text:p>
      <text:p text:style-name="P18"><text:s/></text:p>
      <text:p text:style-name="P54">To see the last 3 containers</text:p>
      <text:p text:style-name="P29"/>
      <text:p text:style-name="P29"><text:span text:style-name="T19">$</text:span> docker ps -n3</text:p>
      <text:p text:style-name="P29"/>
      <text:p text:style-name="P54">To check the more information about the docker container</text:p>
      <text:p text:style-name="P29"/>
      <text:p text:style-name="P29"><text:span text:style-name="T19">$</text:span> docker inspect contname</text:p>
      <text:p text:style-name="P29"/>
      <text:p text:style-name="P30"/>
      <text:p text:style-name="P17"><text:span text:style-name="T10">--→</text:span><text:span text:style-name="T12"> CTRL+p+q</text:span><text:span text:style-name="T4"> <text:s/>: Pushing a running container into background</text:span></text:p>
      <text:p text:style-name="P20"><text:span text:style-name="T10">→ <text:s/>CTRL+d </text:span><text:s/>: exit <text:s/></text:p>
      <text:p text:style-name="P29"/>
      <text:p text:style-name="P29">To see a particular information in docker container</text:p>
      <text:p text:style-name="P29">Ex <text:span text:style-name="T8">1:</text:span> we want <text:span text:style-name="T8">to print image information in docker </text:span></text:p>
      <text:p text:style-name="P29"><text:span text:style-name="T19">$</text:span> docker inspect –-format {{.<text:span text:style-name="T8">Image</text:span>}} <text:span text:style-name="T8">container_name</text:span></text:p>
      <text:p text:style-name="P29"/>
      <text:p text:style-name="P31">Ex 2: we want to print the IP Address</text:p>
      <text:p text:style-name="P31"/>
      <text:p text:style-name="P31">IP address existing in NetworkSettings→Networks→bridge</text:p>
      <text:p text:style-name="P31">So we need to pass all the paths differentiate with .</text:p>
      <text:p text:style-name="P31"><text:span text:style-name="T19">$</text:span> docker inspect --format {{.NetworkSettings.Networks.bridge.IPAddress}} sasipsr</text:p>
      <text:p text:style-name="P31">o/P : 172.17.0.2</text:p>
      <text:p text:style-name="P33"/>
      <text:p text:style-name="P32"/>
      <text:p text:style-name="P32"/>
      <text:p text:style-name="P21"/>
      <text:p text:style-name="P15"/>
      <text:p text:style-name="P15">→<text:span text:style-name="T4"> After installation of docker we need to configure required tools such as sudo, ifconfig, etc….</text:span></text:p>
      <text:p text:style-name="P15">→<text:span text:style-name="T4"> To install ifconfig in created container</text:span></text:p>
      <text:p text:style-name="P18"><text:span text:style-name="T19">$</text:span> apt-get update</text:p>
      <text:p text:style-name="P18"><text:span text:style-name="T19">$</text:span> apt-get install net-tools</text:p>
      <text:p text:style-name="P18"/>
      <text:p text:style-name="P23"/>
      <text:p text:style-name="P60">--→ To see the logs </text:p>
      <text:p text:style-name="P22"/>
      <text:p text:style-name="P22"><text:span text:style-name="T19">$</text:span> docker logs dockername</text:p>
      <text:p text:style-name="P22"/>
      <text:p text:style-name="P57">To see the logs cntinuously</text:p>
      <text:p text:style-name="P25"/>
      <text:p text:style-name="P25"><text:span text:style-name="T19">$</text:span> docker logs -f contname</text:p>
      <text:p text:style-name="P25"/>
      <text:p text:style-name="P25">Ex: If we run ( while true,do echo “hello world”;sleep 1;done )</text:p>
      <text:p text:style-name="P25"><text:soft-page-break/><text:s text:c="5"/>the above command give o/p continuously means printing “hello world” continuously: In this case if we want see the continuous o/p we use docker logs -f contname )</text:p>
      <text:p text:style-name="P25"/>
      <text:p text:style-name="P57">To see the logs with time stamp</text:p>
      <text:p text:style-name="P25"/>
      <text:p text:style-name="P25"><text:span text:style-name="T19">$</text:span> docker logs -f -t contname</text:p>
      <text:p text:style-name="P25"/>
      <text:p text:style-name="P57">To see the last logs </text:p>
      <text:p text:style-name="P25"/>
      <text:p text:style-name="P25"><text:span text:style-name="T19">$</text:span> docker logs –tail 6 contname</text:p>
      <text:p text:style-name="P25"/>
      <text:p text:style-name="P25">(Note: If we want to run in bash we add -c )</text:p>
      <text:p text:style-name="P70"/>
      <text:p text:style-name="P25"/>
      <text:p text:style-name="P58">→<text:span text:style-name="T5"> To see the processors running on a docker machines</text:span></text:p>
      <text:p text:style-name="P26"/>
      <text:p text:style-name="P27"><text:span text:style-name="T19">$</text:span> docker top contname</text:p>
      <text:p text:style-name="P25"/>
      <text:p text:style-name="P61">--→<text:span text:style-name="T6"> Too run docker without sudo ( Run Docker as a non-root user )</text:span></text:p>
      <text:p text:style-name="P25"/>
      <text:p text:style-name="P28">1.<text:tab/>Create a group <text:span text:style-name="T7">called docker-engine</text:span></text:p>
      <text:p text:style-name="P29"/>
      <text:p text:style-name="P29"><text:span text:style-name="T19">$</text:span> sudo groupadd docker</text:p>
      <text:p text:style-name="P29"/>
      <text:p text:style-name="P28">2.add user to that group</text:p>
      <text:p text:style-name="P28"/>
      <text:p text:style-name="P29">$ sudo usermod -aG docker $USER</text:p>
      <text:p text:style-name="P29"/>
      <text:p text:style-name="P29">3. Logout and Log back so that your group membership</text:p>
      <text:p text:style-name="P29"><text:tab/> <text:s text:c="2"/>is re-evaluated.</text:p>
      <text:p text:style-name="P29">4. Verify docker run with your user</text:p>
      <text:p text:style-name="P29"><text:s text:c="3"/>$ docker run hello-world<text:line-break/>5. Check group existance:</text:p>
      <text:p text:style-name="P29"><text:tab/>$ sudo grep docker /etc/group</text:p>
      <text:p text:style-name="P29"/>
      <text:p text:style-name="P29">6. Delete the group</text:p>
      <text:p text:style-name="P29"><text:tab/>$ sudo groupdel docker</text:p>
      <text:p text:style-name="P29"/>
      <text:p text:style-name="P29">---→<text:span text:style-name="T9"> <text:s text:c="2"/>Docker images information stores in </text:span></text:p>
      <text:p text:style-name="P29"/>
      <text:p text:style-name="P32"><text:span text:style-name="T19">$</text:span> /var/lib/docker/images</text:p>
      <text:p text:style-name="P32"/>
      <text:p text:style-name="P32">–&gt; Docker containers information stores in </text:p>
      <text:p text:style-name="P32"/>
      <text:p text:style-name="P32"><text:span text:style-name="T19">$</text:span> /var/lib/docker/containers</text:p>
      <text:p text:style-name="P32"/>
      <text:p text:style-name="P44">→<text:span text:style-name="T14"> →</text:span><text:span text:style-name="T15"> Docker Images:</text:span></text:p>
      <text:p text:style-name="P29"/>
      <text:p text:style-name="P29"/>
      <text:p text:style-name="P39">Agenda:</text:p>
      <text:p text:style-name="P39"/>
      <text:p text:style-name="P39"><text:soft-page-break/>- Understanding docker Image</text:p>
      <text:p text:style-name="P39">- Create docker Image</text:p>
      <text:p text:style-name="P39">- Share your own image</text:p>
      <text:p text:style-name="P39">- Examine repositories that holds image</text:p>
      <text:p text:style-name="P39"/>
      <text:p text:style-name="P39">- Docker images are the building blocks for creating container.</text:p>
      <text:p text:style-name="P39">- From Images we launch containers</text:p>
      <text:p text:style-name="P39"/>
      <text:p text:style-name="P39"># Images, repositories</text:p>
      <text:p text:style-name="P40"><text:tab/>-Images lives inside repositories</text:p>
      <text:p text:style-name="P42"># Two types of repositories</text:p>
      <text:p text:style-name="P40"><text:s text:c="2"/>1. User repositories</text:p>
      <text:p text:style-name="P39"><text:s text:c="5"/>Ex: sasipsr/pupet (Username/imagename)</text:p>
      <text:p text:style-name="P39"><text:s text:c="2"/>2.Top-level repositories </text:p>
      <text:p text:style-name="P39"><text:s text:c="4"/>Ex:ubuntu (only repositories)</text:p>
      <text:p text:style-name="P42">User repositories controlled by Docker user .</text:p>
      <text:p text:style-name="P42">Top level repositories: are controlled by docker core team.</text:p>
      <text:p text:style-name="P39"/>
      <text:p text:style-name="P39">#Creating docker hub account:</text:p>
      <text:p text:style-name="P39">- Docker hub(<text:a xlink:type="simple" xlink:href="https://hub.docker.com/" text:style-name="Internet_20_link" text:visited-style-name="Visited_20_Internet_20_Link">https://hub.docker.com/</text:a>)</text:p>
      <text:p text:style-name="P39">- Each repository contains multiple images</text:p>
      <text:p text:style-name="P39">-Images are identifying using tags</text:p>
      <text:p text:style-name="P39"/>
      <text:p text:style-name="P39"># Specifying images via tags</text:p>
      <text:p text:style-name="P39">--ubuntu-14.04</text:p>
      <text:p text:style-name="P39"><text:s text:c="2"/>ubuntu <text:span text:style-name="T20">called as image name</text:span></text:p>
      <text:p text:style-name="P39"><text:s text:c="2"/><text:span text:style-name="T20">14.04 called as tag</text:span></text:p>
      <text:p text:style-name="P39"/>
      <text:p text:style-name="P41"># Pulling the docker image</text:p>
      <text:p text:style-name="P41"><text:tab/>- docker pull centos</text:p>
      <text:p text:style-name="P41"/>
      <text:p text:style-name="P41"># Viewing the docker image</text:p>
      <text:p text:style-name="P41"><text:s text:c="5"/>- docker images</text:p>
      <text:p text:style-name="P41"><text:tab/>- docker images ubuntu</text:p>
      <text:p text:style-name="P41"># Searching docker images in docker hub</text:p>
      <text:p text:style-name="P41"><text:tab/>-docker image pupet</text:p>
      <text:p text:style-name="P41"><text:tab/>-docker search jenkins</text:p>
      <text:p text:style-name="P41"># </text:p>
      <text:p text:style-name="P39"/>
      <text:p text:style-name="P39"/>
      <text:p text:style-name="P39"># Two types of repositories</text:p>
      <text:p text:style-name="P43">I<text:span text:style-name="T16">n two ways we can create docker images</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draw:g text:anchor-type="paragraph" draw:z-index="0" draw:name="Shape1" draw:style-name="gr1"><draw:custom-shape draw:style-name="gr2" draw:text-style-name="P76" svg:width="4.192cm" svg:height="7.113cm" svg:x="0.492cm" svg:y="-1.342cm"><text:p/><draw:enhanced-geometry svg:viewBox="0 0 21600 21600" draw:type="rectangle" draw:enhanced-path="M 0 0 L 21600 0 21600 21600 0 21600 0 0 Z N"/></draw:custom-shape><draw:frame draw:style-name="gr3" draw:text-style-name="P78" svg:width="4.458cm" svg:height="0.983cm" svg:x="0.492cm" svg:y="6.278cm"><draw:text-box><text:p text:style-name="P77"><text:span text:style-name="T25">Docker Image</text:span></text:p></draw:text-box></draw:frame><draw:custom-shape draw:style-name="gr4" draw:text-style-name="P76" svg:width="4.319cm" svg:height="7.24cm" svg:x="10.906cm" svg:y="-1.469cm"><text:p/><draw:enhanced-geometry svg:viewBox="0 0 21600 21600" draw:type="rectangle" draw:enhanced-path="M 0 0 L 21600 0 21600 21600 0 21600 0 0 Z N"/></draw:custom-shape><draw:line draw:style-name="gr5" draw:text-style-name="P79" svg:x1="4.683cm" svg:y1="1.96cm" svg:x2="11.033cm" svg:y2="1.96cm"><text:p/></draw:line><draw:line draw:style-name="gr6" draw:text-style-name="P79" svg:x1="4.683cm" svg:y1="1.96cm" svg:x2="11.033cm" svg:y2="1.96cm"><text:p/></draw:line><draw:line draw:style-name="gr5" draw:text-style-name="P79" svg:x1="0.746cm" svg:y1="0.182cm" svg:x2="4.556cm" svg:y2="0.182cm"><text:p/></draw:line><draw:line draw:style-name="gr5" draw:text-style-name="P79" svg:x1="0.746cm" svg:y1="1.452cm" svg:x2="4.937cm" svg:y2="1.452cm"><text:p/></draw:line><draw:line draw:style-name="gr5" draw:text-style-name="P79" svg:x1="0.746cm" svg:y1="3.23cm" svg:x2="4.683cm" svg:y2="3.23cm"><text:p/></draw:line><draw:line draw:style-name="gr5" draw:text-style-name="P79" svg:x1="10.906cm" svg:y1="0.182cm" svg:x2="15.478cm" svg:y2="0.436cm"><text:p/></draw:line><draw:line draw:style-name="gr5" draw:text-style-name="P79" svg:x1="11.033cm" svg:y1="1.579cm" svg:x2="15.478cm" svg:y2="1.579cm"><text:p/></draw:line><draw:line draw:style-name="gr5" draw:text-style-name="P79" svg:x1="11.16cm" svg:y1="3.357cm" svg:x2="15.097cm" svg:y2="3.103cm"><text:p/></draw:line><draw:frame draw:style-name="gr7" draw:text-style-name="P78" svg:width="1.705cm" svg:height="0.983cm" svg:x="2.143cm" svg:y="-0.58cm"><draw:text-box><text:p text:style-name="P77"><text:span text:style-name="T25">JDK</text:span></text:p></draw:text-box></draw:frame><draw:frame draw:style-name="gr8" draw:text-style-name="P78" svg:width="4.246cm" svg:height="0.983cm" svg:x="0.746cm" svg:y="0.563cm"><draw:text-box><text:p text:style-name="P77"><text:span text:style-name="T25">Tomcat/nginx</text:span></text:p></draw:text-box></draw:frame><draw:frame draw:style-name="gr9" draw:text-style-name="P78" svg:width="2.659cm" svg:height="0.983cm" svg:x="0.873cm" svg:y="2.214cm"><draw:text-box><text:p text:style-name="P77"><text:span text:style-name="T25">Jenkins</text:span></text:p></draw:text-box></draw:frame><draw:frame draw:style-name="gr10" draw:text-style-name="P78" svg:width="2.375cm" svg:height="0.983cm" svg:x="0.746cm" svg:y="3.992cm"><draw:text-box><text:p text:style-name="P77"><text:span text:style-name="T25">Server</text:span></text:p></draw:text-box></draw:frame><draw:frame draw:style-name="gr7" draw:text-style-name="P78" svg:width="1.705cm" svg:height="0.983cm" svg:x="12.049cm" svg:y="-0.834cm"><draw:text-box><text:p text:style-name="P77"><text:span text:style-name="T25">JDK</text:span></text:p></draw:text-box></draw:frame><draw:frame draw:style-name="gr8" draw:text-style-name="P78" svg:width="4.246cm" svg:height="0.983cm" svg:x="11.033cm" svg:y="0.436cm"><draw:text-box><text:p text:style-name="P77"><text:span text:style-name="T25">Tomcat/nginx</text:span></text:p></draw:text-box></draw:frame><draw:frame draw:style-name="gr9" draw:text-style-name="P78" svg:width="2.659cm" svg:height="0.983cm" svg:x="11.414cm" svg:y="2.341cm"><draw:text-box><text:p text:style-name="P77"><text:span text:style-name="T25">Jenkins</text:span></text:p></draw:text-box></draw:frame><draw:frame draw:style-name="gr10" draw:text-style-name="P78" svg:width="2.375cm" svg:height="0.983cm" svg:x="11.668cm" svg:y="4.627cm"><draw:text-box><text:p text:style-name="P77"><text:span text:style-name="T25">Server</text:span></text:p></draw:text-box></draw:frame><draw:frame draw:style-name="gr11" draw:text-style-name="P78" svg:width="3.259cm" svg:height="0.983cm" svg:x="10.779cm" svg:y="6.151cm"><draw:text-box><text:p text:style-name="P77"><text:span text:style-name="T25">Container</text:span></text:p></draw:text-box></draw:frame><draw:frame draw:style-name="gr12" draw:text-style-name="P78" svg:width="11.498cm" svg:height="0.983cm" svg:x="-0.397cm" svg:y="8.818cm"><draw:text-box><text:p text:style-name="P77"><text:span text:style-name="T25">(docker image : code + configurations )</text:span></text:p></draw:text-box></draw:frame><draw:frame draw:style-name="gr13" draw:text-style-name="P78" svg:width="3.506cm" svg:height="0.983cm" svg:x="5.572cm" svg:y="0.69cm"><draw:text-box><text:p text:style-name="P77"><text:span text:style-name="T25">docker run</text:span></text:p></draw:text-box></draw:frame><draw:frame draw:style-name="gr14" draw:text-style-name="P78" svg:width="0.505cm" svg:height="0.964cm" svg:x="8.747cm" svg:y="6.151cm"><draw:text-box><text:p/></draw:text-box></draw:fram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3"/>
      <text:p text:style-name="P73"/>
      <text:p text:style-name="P73"/>
      <text:p text:style-name="P73"/>
      <text:p text:style-name="P73"/>
      <text:p text:style-name="P73"/>
      <text:p text:style-name="P73"/>
      <text:p text:style-name="P73"/>
      <text:p text:style-name="P73"/>
      <text:p text:style-name="P73">( So in the above example we create a container with docker run command from docker image , Im this case we need not to install our Configurations in new container <text:s/>)</text:p>
      <text:p text:style-name="P64"/>
      <text:p text:style-name="P64"/>
      <text:p text:style-name="P65">PROJECTS:</text:p>
      <text:p text:style-name="P65">=========</text:p>
      <text:p text:style-name="P65"/>
      <text:p text:style-name="P42"/>
      <text:p text:style-name="P42"/>
      <text:p text:style-name="P42"/>
      <text:p text:style-name="P42"/>
      <text:p text:style-name="P42"><draw:g text:anchor-type="paragraph" draw:z-index="2" draw:name="Shape3" draw:style-name="gr1"><draw:custom-shape draw:style-name="gr22" draw:text-style-name="P76" svg:width="2.795cm" svg:height="3.684cm" svg:x="0.005cm" svg:y="1.616cm"><text:p/><draw:enhanced-geometry svg:viewBox="0 0 21600 21600" draw:type="rectangle" draw:enhanced-path="M 0 0 L 21600 0 21600 21600 0 21600 0 0 Z N"/></draw:custom-shape><draw:custom-shape draw:style-name="gr23" draw:text-style-name="P76" svg:width="2.795cm" svg:height="3.811cm" svg:x="3.942cm" svg:y="1.489cm"><text:p/><draw:enhanced-geometry svg:viewBox="0 0 21600 21600" draw:type="rectangle" draw:enhanced-path="M 0 0 L 21600 0 21600 21600 0 21600 0 0 Z N"/></draw:custom-shape><draw:custom-shape draw:style-name="gr24" draw:text-style-name="P76" svg:width="2.541cm" svg:height="3.811cm" svg:x="8.26cm" svg:y="1.362cm"><text:p/><draw:enhanced-geometry svg:viewBox="0 0 21600 21600" draw:type="rectangle" draw:enhanced-path="M 0 0 L 21600 0 21600 21600 0 21600 0 0 Z N"/></draw:custom-shape><draw:custom-shape draw:style-name="gr25" draw:text-style-name="P76" svg:width="2.033cm" svg:height="1.525cm" svg:x="14.483cm" svg:y="0.47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78" svg:width="2.377cm" svg:height="0.983cm" svg:x="14.991cm" svg:y="0.981cm"><draw:text-box><text:p text:style-name="P77"><text:span text:style-name="T25">Cont 1</text:span></text:p></draw:text-box></draw:frame><draw:custom-shape draw:style-name="gr25" draw:text-style-name="P76" svg:width="2.033cm" svg:height="1.525cm" svg:x="14.483cm" svg:y="2.3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76" svg:width="2.033cm" svg:height="1.525cm" svg:x="14.483cm" svg:y="4.791cm"><text:p text:style-name="P80"><text:span text:style-name="T25">Cont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78" svg:width="2.377cm" svg:height="0.983cm" svg:x="14.991cm" svg:y="2.886cm"><draw:text-box><text:p text:style-name="P77"><text:span text:style-name="T25">Cont 2</text:span></text:p></draw:text-box></draw:frame><draw:frame draw:style-name="gr28" draw:text-style-name="P78" svg:width="0.505cm" svg:height="1.188cm" svg:x="15.118cm" svg:y="7.204cm"><draw:text-box><text:p/></draw:text-box></draw:frame><draw:line draw:style-name="gr6" draw:text-style-name="P79" svg:x1="10.673cm" svg:y1="1.869cm" svg:x2="14.61cm" svg:y2="1.234cm"><text:p/></draw:line><draw:line draw:style-name="gr6" draw:text-style-name="P79" svg:x1="10.8cm" svg:y1="2.758cm" svg:x2="14.864cm" svg:y2="3.139cm"><text:p/></draw:line><draw:line draw:style-name="gr6" draw:text-style-name="P79" svg:x1="10.546cm" svg:y1="4.282cm" svg:x2="14.356cm" svg:y2="5.425cm"><text:p/></draw:line><draw:line draw:style-name="gr6" draw:text-style-name="P79" svg:x1="2.799cm" svg:y1="3.266cm" svg:x2="4.196cm" svg:y2="3.266cm"><text:p/></draw:line><draw:line draw:style-name="gr6" draw:text-style-name="P79" svg:x1="6.736cm" svg:y1="3.139cm" svg:x2="8.387cm" svg:y2="3.139cm"><text:p/></draw:line><draw:frame draw:style-name="gr29" draw:text-style-name="P78" svg:width="2.128cm" svg:height="1.714cm" svg:x="0.259cm" svg:y="2.251cm"><draw:text-box><text:p text:style-name="P77"><text:span text:style-name="T25">Nginx</text:span><text:span text:style-name="T25"><text:line-break/></text:span><text:span text:style-name="T25">code</text:span></text:p></draw:text-box></draw:frame><draw:frame draw:style-name="gr30" draw:text-style-name="P78" svg:width="2.2cm" svg:height="1.714cm" svg:x="4.196cm" svg:y="2.124cm"><draw:text-box><text:p text:style-name="P77"><text:span text:style-name="T25">Conta</text:span><text:span text:style-name="T25"><text:line-break/></text:span><text:span text:style-name="T25">-iner</text:span></text:p></draw:text-box></draw:frame><draw:frame draw:style-name="gr31" draw:text-style-name="P78" svg:width="2.516cm" svg:height="1.714cm" svg:x="8.641cm" svg:y="2.759cm"><draw:text-box><text:p text:style-name="P77"><text:span text:style-name="T25">Docker</text:span><text:span text:style-name="T25"><text:line-break/></text:span><text:span text:style-name="T25">image</text:span></text:p></draw:text-box></draw:fram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62"># SETTING UP NGINX SERVER ON UBUNTU MANUALLY:</text:p>
      <text:p text:style-name="P45"/>
      <text:p text:style-name="P45">-<text:tab/>sudo apt-get update</text:p>
      <text:p text:style-name="P45">-<text:tab/>sudo apt-get install -y nginx</text:p>
      <text:p text:style-name="P45"/>
      <text:p text:style-name="P45"># Start/Stop/Restart/Status nginx server:</text:p>
      <text:p text:style-name="P45"><text:tab/>- service nginx start</text:p>
      <text:p text:style-name="P45"><text:tab/>- service nginx stop</text:p>
      <text:p text:style-name="P45"><text:tab/>- service nginx status</text:p>
      <text:p text:style-name="P45"><text:tab/>- service nginx restart</text:p>
      <text:p text:style-name="P45"># Web Content Deployment path( Like weebapps in tomcat we need to deploy our WAR file to here )</text:p>
      <text:p text:style-name="P45"><text:tab/>- 16.04 → /var/www/html</text:p>
      <text:p text:style-name="P45"/>
      <text:p text:style-name="P45"># Uninstall nginx :</text:p>
      <text:p text:style-name="P45">sudo apt-get purge nginx nginx-common</text:p>
      <text:p text:style-name="P45"/>
      <text:p text:style-name="P68"># Building our ow<text:span text:style-name="T23">n</text:span> image</text:p>
      <text:p text:style-name="P45"><text:tab/></text:p>
      <text:p text:style-name="P45"><text:tab/>- Two ways to create docker image:</text:p>
      <text:p text:style-name="P45"><text:s/><text:tab/>1. docker “commit”</text:p>
      <text:p text:style-name="P45"><text:tab/>2. docker “build” cmd with Dockerfile</text:p>
      <text:p text:style-name="P62"># Creating docker image using “ docker commit “ command</text:p>
      <text:p text:style-name="P45"/>
      <text:p text:style-name="P45">1.<text:tab/><text:span text:style-name="T21">Create container</text:span></text:p>
      <text:p text:style-name="P45"><text:tab/><text:span text:style-name="T21">$ docker run -it --name nginx-contianer -p 80 -d ubuntu /bin/bash</text:span></text:p>
      <text:p text:style-name="P46">(Here -p 80 will used for nginx server )</text:p>
      <text:p text:style-name="P46"/>
      <text:p text:style-name="P46">2. login using attach command:</text:p>
      <text:p text:style-name="P46"/>
      <text:p text:style-name="P46"><text:tab/>$ docker attach nginx-container</text:p>
      <text:p text:style-name="P46"/>
      <text:p text:style-name="P46">3. Install and setup nginx server manually along with some code</text:p>
      <text:p text:style-name="P46"><text:tab/>$ apt-get update</text:p>
      <text:p text:style-name="P46"><text:tab/>$ apt-get install -y nginx</text:p>
      <text:p text:style-name="P46">4. Create a docker image from this container using “commit”</text:p>
      <text:p text:style-name="P46"><text:tab/>$ docker commit nginx-container gamut/nginx</text:p>
      <text:p text:style-name="P46">( Here gamut/nginx is image name )</text:p>
      <text:p text:style-name="P46">5. Check if image has been created </text:p>
      <text:p text:style-name="P46"><text:tab/>$ docker image (or) docker image nginx/gamut</text:p>
      <text:p text:style-name="P46"/>
      <text:p text:style-name="P46">6. Upload your image to docker repository for your customers</text:p>
      <text:p text:style-name="P46"><text:tab/>$ </text:p>
      <text:p text:style-name="P46">7.Test your image by spinning-up a new container.</text:p>
      <text:p text:style-name="P46"><text:tab/>$ docker run -it -d --name nginx-container1 -p 80 gamut/nginx-image /bin/bash</text:p>
      <text:p text:style-name="P46">$ docker attach nginx-container1</text:p>
      <text:p text:style-name="P46"><text:soft-page-break/></text:p>
      <text:p text:style-name="P46">$ service nginx start</text:p>
      <text:p text:style-name="P46">$ docker inspect nginx-container1 ( To know the IP )</text:p>
      <text:p text:style-name="P46">$ <text:a xlink:type="simple" xlink:href="http://IP:80/" text:style-name="Internet_20_link" text:visited-style-name="Visited_20_Internet_20_Link">http://IP:80</text:a> ( If nginx server is setup properly, we see the application )</text:p>
      <text:p text:style-name="P46"/>
      <text:p text:style-name="P46">8. nginx server and code should be available in he new container “nginx-container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6T11:50:43.302314456</dc:date>
    <meta:editing-duration>PT2H42M41S</meta:editing-duration>
    <meta:editing-cycles>18</meta:editing-cycles>
    <meta:generator>LibreOffice/5.1.6.2$Linux_X86_64 LibreOffice_project/10m0$Build-2</meta:generator>
    <meta:document-statistic meta:table-count="0" meta:image-count="0" meta:object-count="0" meta:page-count="11" meta:paragraph-count="303" meta:word-count="1923" meta:character-count="11424" meta:non-whitespace-character-count="9530"/>
  </office:meta>
</office:document-meta>
</file>